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9.948cm" fo:margin-left="-0.106cm" fo:margin-top="0cm" fo:margin-bottom="0cm" table:align="left" style:may-break-between-rows="true" table:border-model="collapsing"/>
    </style:style>
    <style:style style:name="Table1.A" style:family="table-column">
      <style:table-column-properties style:column-width="1.122cm"/>
    </style:style>
    <style:style style:name="Table1.B" style:family="table-column">
      <style:table-column-properties style:column-width="0.963cm"/>
    </style:style>
    <style:style style:name="Table1.C" style:family="table-column">
      <style:table-column-properties style:column-width="0.826cm"/>
    </style:style>
    <style:style style:name="Table1.D" style:family="table-column">
      <style:table-column-properties style:column-width="0.961cm"/>
    </style:style>
    <style:style style:name="Table1.F" style:family="table-column">
      <style:table-column-properties style:column-width="0.824cm"/>
    </style:style>
    <style:style style:name="Table1.I" style:family="table-column">
      <style:table-column-properties style:column-width="0.986cm"/>
    </style:style>
    <style:style style:name="Table1.K" style:family="table-column">
      <style:table-column-properties style:column-width="0.827cm"/>
    </style:style>
    <style:style style:name="Table1.1" style:family="table-row">
      <style:table-row-properties style:min-row-height="0.863cm" fo:keep-together="auto"/>
    </style:style>
    <style:style style:name="Table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style="normal" officeooo:rsid="001cd827" officeooo:paragraph-rsid="001cd827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20a615" style:font-weight-asian="bold" style:font-weight-complex="bold"/>
    </style:style>
    <style:style style:name="P5" style:family="paragraph" style:parent-style-name="Standard">
      <style:text-properties officeooo:rsid="001e66f5" officeooo:paragraph-rsid="001e66f5"/>
    </style:style>
    <style:style style:name="P6" style:family="paragraph" style:parent-style-name="Standard">
      <style:paragraph-properties fo:text-align="start" style:justify-single-word="false"/>
      <style:text-properties officeooo:rsid="001e66f5" officeooo:paragraph-rsid="001e66f5"/>
    </style:style>
    <style:style style:name="P7" style:family="paragraph" style:parent-style-name="Standard">
      <style:text-properties officeooo:paragraph-rsid="001e66f5"/>
    </style:style>
    <style:style style:name="P8" style:family="paragraph" style:parent-style-name="Standard">
      <style:paragraph-properties fo:text-align="start" style:justify-single-word="false"/>
      <style:text-properties officeooo:paragraph-rsid="0020a615"/>
    </style:style>
    <style:style style:name="P9" style:family="paragraph" style:parent-style-name="Standard">
      <style:paragraph-properties fo:text-align="start" style:justify-single-word="false"/>
      <style:text-properties officeooo:rsid="0031bf54" officeooo:paragraph-rsid="0031bf54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1bf54" officeooo:paragraph-rsid="0031bf54" style:font-weight-asian="normal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color="#c9211e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Standard" style:list-style-name="Numbering_20_123">
      <style:text-properties fo:font-style="normal" officeooo:rsid="001cd827" officeooo:paragraph-rsid="001cd827" style:font-style-asian="normal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e66f5" officeooo:paragraph-rsid="001e66f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e66f5"/>
    </style:style>
    <style:style style:name="T3" style:family="text">
      <style:text-properties officeooo:rsid="001f9945"/>
    </style:style>
    <style:style style:name="T4" style:family="text">
      <style:text-properties officeooo:rsid="002003b6"/>
    </style:style>
    <style:style style:name="T5" style:family="text">
      <style:text-properties officeooo:rsid="0020a615"/>
    </style:style>
    <style:style style:name="T6" style:family="text">
      <style:text-properties officeooo:rsid="002306f4"/>
    </style:style>
    <style:style style:name="T7" style:family="text">
      <style:text-properties officeooo:rsid="0023c865"/>
    </style:style>
    <style:style style:name="T8" style:family="text">
      <style:text-properties officeooo:rsid="0025bc24"/>
    </style:style>
    <style:style style:name="T9" style:family="text">
      <style:text-properties officeooo:rsid="0027690e"/>
    </style:style>
    <style:style style:name="T10" style:family="text">
      <style:text-properties officeooo:rsid="0027f953"/>
    </style:style>
    <style:style style:name="T11" style:family="text">
      <style:text-properties officeooo:rsid="0029eb6f"/>
    </style:style>
    <style:style style:name="T12" style:family="text">
      <style:text-properties officeooo:rsid="002a47b3"/>
    </style:style>
    <style:style style:name="T13" style:family="text">
      <style:text-properties officeooo:rsid="002b6b08"/>
    </style:style>
    <style:style style:name="T14" style:family="text">
      <style:text-properties officeooo:rsid="002d1681"/>
    </style:style>
    <style:style style:name="T15" style:family="text">
      <style:text-properties officeooo:rsid="002e2eb4"/>
    </style:style>
    <style:style style:name="T16" style:family="text">
      <style:text-properties officeooo:rsid="002f5e6f"/>
    </style:style>
    <style:style style:name="T17" style:family="text">
      <style:text-properties officeooo:rsid="0030f169"/>
    </style:style>
    <style:style style:name="T18" style:family="text">
      <style:text-properties officeooo:rsid="0031bf54"/>
    </style:style>
    <style:style style:name="T19" style:family="text">
      <style:text-properties officeooo:rsid="00344373"/>
    </style:style>
    <style:style style:name="T20" style:family="text">
      <style:text-properties officeooo:rsid="003670a4"/>
    </style:style>
    <style:style style:name="T21" style:family="text">
      <style:text-properties officeooo:rsid="00380373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officeooo:rsid="003e8a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0P0 The Decryption Droid</text:h>
      <text:p text:style-name="P3"/>
      <text:p text:style-name="P3"><text:span text:style-name="T2">While debugging your </text:span><text:span text:style-name="T23">broken</text:span> <text:span text:style-name="T2">De</text:span>cryption Droid, <text:span text:style-name="T1">P0P0</text:span>, <text:span text:style-name="T2">you find that h</text:span><text:span text:style-name="T18">is programming</text:span><text:span text:style-name="T2"> </text:span><text:span text:style-name="T18">contains</text:span><text:span text:style-name="T2"> a</text:span><text:span text:style-name="T3"> </text:span><text:span text:style-name="T2">function for creating</text:span> a sequence of random-looking <text:span text:style-name="T2">2-digit </text:span>numbers, starting <text:span text:style-name="T2">only</text:span> with an initial <text:span text:style-name="T2">secret number</text:span>.</text:p>
      <text:p text:style-name="P3"/>
      <text:p text:style-name="P3">To find the next number in <text:span text:style-name="T7">a</text:span> <text:span text:style-name="T2">s</text:span>equence, P0P0’<text:span text:style-name="T2">s</text:span> <text:span text:style-name="T8">random </text:span><text:span text:style-name="T9">sequence</text:span><text:span text:style-name="T2"> function</text:span>:</text:p>
      <text:p text:style-name="P3"/>
      <text:list xml:id="list166704585" text:style-name="Numbering_20_123">
        <text:list-item>
          <text:p text:style-name="P12">Square<text:span text:style-name="T18">s</text:span> the current <text:span text:style-name="T2">2-digit</text:span> number.</text:p>
        </text:list-item>
        <text:list-item>
          <text:p text:style-name="P12"><text:span text:style-name="T18">A</text:span>dd<text:span text:style-name="T18">s</text:span> zeroes to the front of this number to ensure the result is exactly 4 digits long.</text:p>
        </text:list-item>
        <text:list-item>
          <text:p text:style-name="P12"><text:span text:style-name="T18">Return</text:span><text:span text:style-name="T19">s</text:span><text:span text:style-name="T2"> </text:span>the middle two digits of the result as the next value in the sequence.</text:p>
        </text:list-item>
      </text:list>
      <text:p text:style-name="P3"/>
      <text:p text:style-name="P3"><text:span text:style-name="T12">You guess that </text:span><text:span text:style-name="T18">this</text:span><text:span text:style-name="T2"> </text:span><text:span text:style-name="T9">random </text:span><text:span text:style-name="T2">sequence function </text:span><text:span text:style-name="T18">can </text:span><text:span text:style-name="T10">be called repeatedly,</text:span><text:span text:style-name="T11"> </text:span><text:span text:style-name="T13">always </text:span><text:span text:style-name="T11">providing the previous number. </text:span></text:p>
      <text:p text:style-name="Standard"/>
      <text:p text:style-name="Standard"/>
      <text:p text:style-name="P5"><text:span text:style-name="T18">S</text:span>adly, P0P0 is <text:span text:style-name="T18">badly </text:span>broken <text:span text:style-name="T18">(</text:span>due to a bad motivator<text:span text:style-name="T18">)</text:span> so you cannot use him to decode the message <text:span text:style-name="T18">that you have just received </text:span><text:span text:style-name="T21">from the rebel alliance</text:span>. <text:span text:style-name="T14">This is urgent, so y</text:span>ou will need to <text:span text:style-name="T4">work out how to </text:span>decode the message yourself!</text:p>
      <text:p text:style-name="P5"/>
      <text:p text:style-name="P7"><text:span text:style-name="T2">The message </text:span><text:span text:style-name="T18">data</text:span><text:span text:style-name="T2"> contains </text:span><text:span text:style-name="T15">only </text:span><text:span text:style-name="T2">the following information: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B"/>
        <table:table-column table:style-name="Table1.I"/>
        <table:table-column table:style-name="Table1.C"/>
        <table:table-column table:style-name="Table1.K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8</text:p>
          </table:table-cell>
          <table:table-cell table:style-name="Table1.K1" office:value-type="string">
            <text:p text:style-name="P11">9</text:p>
          </table:table-cell>
        </table:table-row>
        <table:table-row table:style-name="Table1.1"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K2" office:value-type="string">
            <text:p text:style-name="P2">H</text:p>
          </table:table-cell>
        </table:table-row>
        <table:table-row table:style-name="Table1.1"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Z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E</text:p>
          </table:table-cell>
          <table:table-cell table:style-name="Table1.K2" office:value-type="string">
            <text:p text:style-name="P2">F</text:p>
          </table:table-cell>
        </table:table-row>
        <table:table-row table:style-name="Table1.1"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2">E</text:p>
          </table:table-cell>
          <table:table-cell table:style-name="Table1.K2" office:value-type="string">
            <text:p text:style-name="P2">P</text:p>
          </table:table-cell>
        </table:table-row>
        <table:table-row table:style-name="Table1.1"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J</text:p>
          </table:table-cell>
          <table:table-cell table:style-name="Table1.K2" office:value-type="string">
            <text:p text:style-name="P2">Z</text:p>
          </table:table-cell>
        </table:table-row>
        <table:table-row table:style-name="Table1.1">
          <table:table-cell table:style-name="Table1.A2" office:value-type="string">
            <text:p text:style-name="P11">40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V</text:p>
          </table:table-cell>
          <table:table-cell table:style-name="Table1.K2" office:value-type="string">
            <text:p text:style-name="P2">J</text:p>
          </table:table-cell>
        </table:table-row>
        <table:table-row table:style-name="Table1.1">
          <table:table-cell table:style-name="Table1.A2" office:value-type="string">
            <text:p text:style-name="P11">50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2">V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K</text:p>
          </table:table-cell>
          <table:table-cell table:style-name="Table1.K2" office:value-type="string">
            <text:p text:style-name="P2">V</text:p>
          </table:table-cell>
        </table:table-row>
        <table:table-row table:style-name="Table1.1"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Y</text:p>
          </table:table-cell>
          <table:table-cell table:style-name="Table1.K2" office:value-type="string">
            <text:p text:style-name="P2">D</text:p>
          </table:table-cell>
        </table:table-row>
        <table:table-row table:style-name="Table1.1">
          <table:table-cell table:style-name="Table1.A2" office:value-type="string">
            <text:p text:style-name="P11">70</text:p>
          </table:table-cell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2">N</text:p>
          </table:table-cell>
          <table:table-cell table:style-name="Table1.K2" office:value-type="string">
            <text:p text:style-name="P2">S</text:p>
          </table:table-cell>
        </table:table-row>
        <table:table-row table:style-name="Table1.1">
          <table:table-cell table:style-name="Table1.A2" office:value-type="string">
            <text:p text:style-name="P11">80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X</text:p>
          </table:table-cell>
          <table:table-cell table:style-name="Table1.K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S</text:p>
          </table:table-cell>
          <table:table-cell table:style-name="Table1.K2" office:value-type="string">
            <text:p text:style-name="P2">A</text:p>
          </table:table-cell>
        </table:table-row>
      </table:table>
      <text:p text:style-name="P1"/>
      <text:p text:style-name="P10">Hidden in P0P0’s memory you find that today’s initial secret number is <text:span text:style-name="T22">94</text:span>. </text:p>
      <text:p text:style-name="P8"/>
      <text:p text:style-name="P4"><text:span text:style-name="T5">What</text:span><text:span text:style-name="T6"> </text:span><text:span text:style-name="T5">is </text:span><text:span text:style-name="T16">the</text:span><text:span text:style-name="T5"> </text:span><text:span text:style-name="T6">hidden </text:span><text:span text:style-name="T16">word</text:span><text:span text:style-name="T5">?</text:span></text:p>
      <text:p text:style-name="P6"/>
      <text:p text:style-name="P9">Difficult, <text:span text:style-name="T20">for bonus marks:</text:span></text:p>
      <text:list xml:id="list2911608451" text:style-name="L1">
        <text:list-item>
          <text:p text:style-name="P13"><text:span text:style-name="T20">W</text:span>hat is the longest <text:span text:style-name="T17">word</text:span> that P0P0’s encryption scheme can transmit?</text:p>
        </text:list-item>
        <text:list-item>
          <text:p text:style-name="P13">Can you think of better ways to create longer sequences of random looking numbers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8T16:46:12.076406029</meta:creation-date>
    <dc:date>2021-01-09T17:14:24.807823812</dc:date>
    <meta:editing-duration>PT28M55S</meta:editing-duration>
    <meta:editing-cycles>30</meta:editing-cycles>
    <meta:generator>LibreOffice/7.0.4.2$Linux_X86_64 LibreOffice_project/00$Build-2</meta:generator>
    <meta:print-date>2021-01-09T17:12:38.404041228</meta:print-date>
    <meta:document-statistic meta:table-count="1" meta:image-count="0" meta:object-count="0" meta:page-count="1" meta:paragraph-count="134" meta:word-count="323" meta:character-count="1310" meta:non-whitespace-character-count="1124"/>
  </office:meta>
</office:document-meta>
</file>